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number-columns-repeated="4" table:default-cell-style-name="Default"/>
        <table:table-column table:style-name="co1" table:default-cell-style-name="ce21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96" calcext:value-type="float">
            <text:p>996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832" calcext:value-type="float">
            <text:p>83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62" calcext:value-type="float">
            <text:p>56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4" calcext:value-type="float">
            <text:p>314</text:p>
          </table:table-cell>
          <table:table-cell table:style-name="ce23" office:value-type="float" office:value="222" calcext:value-type="float">
            <text:p>22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629" calcext:value-type="float">
            <text:p>2629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047" calcext:value-type="float">
            <text:p>1047</text:p>
          </table:table-cell>
          <table:table-cell table:style-name="ce23" office:value-type="float" office:value="1207" calcext:value-type="float">
            <text:p>120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13" calcext:value-type="float">
            <text:p>7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442" calcext:value-type="float">
            <text:p>44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144" calcext:value-type="float">
            <text:p>3144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732" calcext:value-type="float">
            <text:p>732</text:p>
          </table:table-cell>
          <table:table-cell table:style-name="ce23" office:value-type="float" office:value="2173" calcext:value-type="float">
            <text:p>217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839" calcext:value-type="float">
            <text:p>283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09" calcext:value-type="float">
            <text:p>709</text:p>
          </table:table-cell>
          <table:table-cell table:style-name="ce23" office:value-type="float" office:value="1998" calcext:value-type="float">
            <text:p>199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91" calcext:value-type="float">
            <text:p>129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45" calcext:value-type="float">
            <text:p>545</text:p>
          </table:table-cell>
          <table:table-cell table:style-name="ce23" office:value-type="float" office:value="726" calcext:value-type="float">
            <text:p>72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547" calcext:value-type="float">
            <text:p>654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124" calcext:value-type="float">
            <text:p>4124</text:p>
          </table:table-cell>
          <table:table-cell table:style-name="ce23" office:value-type="float" office:value="2356" calcext:value-type="float">
            <text:p>235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749" calcext:value-type="float">
            <text:p>14749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0501" calcext:value-type="float">
            <text:p>10501</text:p>
          </table:table-cell>
          <table:table-cell table:style-name="ce23" office:value-type="float" office:value="3796" calcext:value-type="float">
            <text:p>379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398" calcext:value-type="float">
            <text:p>139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12" calcext:value-type="float">
            <text:p>712</text:p>
          </table:table-cell>
          <table:table-cell table:style-name="ce23" office:value-type="float" office:value="667" calcext:value-type="float">
            <text:p>66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881" calcext:value-type="float">
            <text:p>18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59" calcext:value-type="float">
            <text:p>759</text:p>
          </table:table-cell>
          <table:table-cell table:style-name="ce23" office:value-type="float" office:value="1115" calcext:value-type="float">
            <text:p>111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456" calcext:value-type="float">
            <text:p>245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5" calcext:value-type="float">
            <text:p>75</text:p>
          </table:table-cell>
          <table:table-cell table:style-name="ce23" office:value-type="float" office:value="2290" calcext:value-type="float">
            <text:p>229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779" calcext:value-type="float">
            <text:p>477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4" calcext:value-type="float">
            <text:p>494</text:p>
          </table:table-cell>
          <table:table-cell table:style-name="ce23" office:value-type="float" office:value="4238" calcext:value-type="float">
            <text:p>423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8496" calcext:value-type="float">
            <text:p>38496</text:p>
          </table:table-cell>
          <table:table-cell table:style-name="ce24" office:value-type="float" office:value="5683" calcext:value-type="float">
            <text:p>5683</text:p>
          </table:table-cell>
          <table:table-cell table:style-name="ce24" office:value-type="float" office:value="8757" calcext:value-type="float">
            <text:p>8757</text:p>
          </table:table-cell>
          <table:table-cell table:style-name="ce23" office:value-type="float" office:value="24056" calcext:value-type="float">
            <text:p>2405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20" calcext:value-type="float">
            <text:p>52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457" calcext:value-type="float">
            <text:p>45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85" calcext:value-type="float">
            <text:p>128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7" calcext:value-type="float">
            <text:p>347</text:p>
          </table:table-cell>
          <table:table-cell table:style-name="ce23" office:value-type="float" office:value="890" calcext:value-type="float">
            <text:p>89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8654" calcext:value-type="float">
            <text:p>38654</text:p>
          </table:table-cell>
          <table:table-cell table:style-name="ce24" office:value-type="float" office:value="2462" calcext:value-type="float">
            <text:p>2462</text:p>
          </table:table-cell>
          <table:table-cell table:style-name="ce24" office:value-type="float" office:value="22130" calcext:value-type="float">
            <text:p>22130</text:p>
          </table:table-cell>
          <table:table-cell table:style-name="ce23" office:value-type="float" office:value="14062" calcext:value-type="float">
            <text:p>1406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" calcext:value-type="float">
            <text:p>115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94" calcext:value-type="float">
            <text:p>89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1" calcext:value-type="float">
            <text:p>161</text:p>
          </table:table-cell>
          <table:table-cell table:style-name="ce23" office:value-type="float" office:value="691" calcext:value-type="float">
            <text:p>69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76" calcext:value-type="float">
            <text:p>57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8" calcext:value-type="float">
            <text:p>338</text:p>
          </table:table-cell>
          <table:table-cell table:style-name="ce23" office:value-type="float" office:value="202" calcext:value-type="float">
            <text:p>20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5" calcext:value-type="float">
            <text:p>105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17" calcext:value-type="float">
            <text:p>10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5" calcext:value-type="float">
            <text:p>305</text:p>
          </table:table-cell>
          <table:table-cell table:style-name="ce23" office:value-type="float" office:value="670" calcext:value-type="float">
            <text:p>67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5633" calcext:value-type="float">
            <text:p>35633</text:p>
          </table:table-cell>
          <table:table-cell table:style-name="ce24" office:value-type="float" office:value="1564" calcext:value-type="float">
            <text:p>1564</text:p>
          </table:table-cell>
          <table:table-cell table:style-name="ce24" office:value-type="float" office:value="11847" calcext:value-type="float">
            <text:p>11847</text:p>
          </table:table-cell>
          <table:table-cell table:style-name="ce23" office:value-type="float" office:value="22222" calcext:value-type="float">
            <text:p>2222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088" calcext:value-type="float">
            <text:p>1008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4338" calcext:value-type="float">
            <text:p>4338</text:p>
          </table:table-cell>
          <table:table-cell table:style-name="ce23" office:value-type="float" office:value="5617" calcext:value-type="float">
            <text:p>56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3805" calcext:value-type="float">
            <text:p>83805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690" calcext:value-type="float">
            <text:p>77690</text:p>
          </table:table-cell>
          <table:table-cell table:style-name="ce23" office:value-type="float" office:value="1479" calcext:value-type="float">
            <text:p>147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792" calcext:value-type="float">
            <text:p>3792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711" calcext:value-type="float">
            <text:p>711</text:p>
          </table:table-cell>
          <table:table-cell table:style-name="ce23" office:value-type="float" office:value="2902" calcext:value-type="float">
            <text:p>290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26" calcext:value-type="float">
            <text:p>12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60" calcext:value-type="float">
            <text:p>66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2" calcext:value-type="float">
            <text:p>112</text:p>
          </table:table-cell>
          <table:table-cell table:style-name="ce23" office:value-type="float" office:value="543" calcext:value-type="float">
            <text:p>54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47" calcext:value-type="float">
            <text:p>84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0" calcext:value-type="float">
            <text:p>260</text:p>
          </table:table-cell>
          <table:table-cell table:style-name="ce23" office:value-type="float" office:value="578" calcext:value-type="float">
            <text:p>57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871" calcext:value-type="float">
            <text:p>18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09" calcext:value-type="float">
            <text:p>709</text:p>
          </table:table-cell>
          <table:table-cell table:style-name="ce23" office:value-type="float" office:value="1115" calcext:value-type="float">
            <text:p>111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35" calcext:value-type="float">
            <text:p>103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5" calcext:value-type="float">
            <text:p>255</text:p>
          </table:table-cell>
          <table:table-cell table:style-name="ce23" office:value-type="float" office:value="746" calcext:value-type="float">
            <text:p>74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67" calcext:value-type="float">
            <text:p>76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1" calcext:value-type="float">
            <text:p>81</text:p>
          </table:table-cell>
          <table:table-cell table:style-name="ce23" office:value-type="float" office:value="674" calcext:value-type="float">
            <text:p>67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746" calcext:value-type="float">
            <text:p>6746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298" calcext:value-type="float">
            <text:p>1298</text:p>
          </table:table-cell>
          <table:table-cell table:style-name="ce23" office:value-type="float" office:value="5262" calcext:value-type="float">
            <text:p>526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27" calcext:value-type="float">
            <text:p>3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3" office:value-type="float" office:value="276" calcext:value-type="float">
            <text:p>27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580" calcext:value-type="float">
            <text:p>7580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328" calcext:value-type="float">
            <text:p>4328</text:p>
          </table:table-cell>
          <table:table-cell table:style-name="ce23" office:value-type="float" office:value="2897" calcext:value-type="float">
            <text:p>289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46" calcext:value-type="float">
            <text:p>8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2" calcext:value-type="float">
            <text:p>102</text:p>
          </table:table-cell>
          <table:table-cell table:style-name="ce23" office:value-type="float" office:value="742" calcext:value-type="float">
            <text:p>74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680" calcext:value-type="float">
            <text:p>468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63" calcext:value-type="float">
            <text:p>363</text:p>
          </table:table-cell>
          <table:table-cell table:style-name="ce23" office:value-type="float" office:value="4091" calcext:value-type="float">
            <text:p>409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468" calcext:value-type="float">
            <text:p>9468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061" calcext:value-type="float">
            <text:p>1061</text:p>
          </table:table-cell>
          <table:table-cell table:style-name="ce23" office:value-type="float" office:value="7933" calcext:value-type="float">
            <text:p>793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01" calcext:value-type="float">
            <text:p>20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150" calcext:value-type="float">
            <text:p>15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28" calcext:value-type="float">
            <text:p>152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1324" calcext:value-type="float">
            <text:p>132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783" calcext:value-type="float">
            <text:p>378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700" calcext:value-type="float">
            <text:p>1700</text:p>
          </table:table-cell>
          <table:table-cell table:style-name="ce23" office:value-type="float" office:value="1989" calcext:value-type="float">
            <text:p>198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4097" calcext:value-type="float">
            <text:p>154097</text:p>
          </table:table-cell>
          <table:table-cell table:style-name="ce24" office:value-type="float" office:value="19744" calcext:value-type="float">
            <text:p>19744</text:p>
          </table:table-cell>
          <table:table-cell table:style-name="ce24" office:value-type="float" office:value="37183" calcext:value-type="float">
            <text:p>37183</text:p>
          </table:table-cell>
          <table:table-cell table:style-name="ce23" office:value-type="float" office:value="97170" calcext:value-type="float">
            <text:p>9717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9" calcext:value-type="float">
            <text:p>1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01" calcext:value-type="float">
            <text:p>10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94" calcext:value-type="float">
            <text:p>39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297" calcext:value-type="float">
            <text:p>29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5184" calcext:value-type="float">
            <text:p>145184</text:p>
          </table:table-cell>
          <table:table-cell table:style-name="ce24" office:value-type="float" office:value="4586" calcext:value-type="float">
            <text:p>4586</text:p>
          </table:table-cell>
          <table:table-cell table:style-name="ce24" office:value-type="float" office:value="88000" calcext:value-type="float">
            <text:p>88000</text:p>
          </table:table-cell>
          <table:table-cell table:style-name="ce23" office:value-type="float" office:value="52598" calcext:value-type="float">
            <text:p>5259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42" calcext:value-type="float">
            <text:p>10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934" calcext:value-type="float">
            <text:p>93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235" calcext:value-type="float">
            <text:p>223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53" calcext:value-type="float">
            <text:p>185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57" calcext:value-type="float">
            <text:p>25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229" calcext:value-type="float">
            <text:p>22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79" calcext:value-type="float">
            <text:p>57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7" calcext:value-type="float">
            <text:p>87</text:p>
          </table:table-cell>
          <table:table-cell table:style-name="ce23" office:value-type="float" office:value="487" calcext:value-type="float">
            <text:p>48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7" calcext:value-type="float">
            <text:p>4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72" calcext:value-type="float">
            <text:p>47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411" calcext:value-type="float">
            <text:p>41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916" calcext:value-type="float">
            <text:p>191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50" calcext:value-type="float">
            <text:p>250</text:p>
          </table:table-cell>
          <table:table-cell table:style-name="ce23" office:value-type="float" office:value="1477" calcext:value-type="float">
            <text:p>147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71" calcext:value-type="float">
            <text:p>17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91" calcext:value-type="float">
            <text:p>1291</text:p>
          </table:table-cell>
          <table:table-cell table:style-name="ce23" office:value-type="float" office:value="471" calcext:value-type="float">
            <text:p>47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615" calcext:value-type="float">
            <text:p>1761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2854" calcext:value-type="float">
            <text:p>2854</text:p>
          </table:table-cell>
          <table:table-cell table:style-name="ce23" office:value-type="float" office:value="14202" calcext:value-type="float">
            <text:p>1420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575" calcext:value-type="float">
            <text:p>6575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686" calcext:value-type="float">
            <text:p>686</text:p>
          </table:table-cell>
          <table:table-cell table:style-name="ce23" office:value-type="float" office:value="5307" calcext:value-type="float">
            <text:p>530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39" calcext:value-type="float">
            <text:p>153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09" calcext:value-type="float">
            <text:p>1009</text:p>
          </table:table-cell>
          <table:table-cell table:style-name="ce23" office:value-type="float" office:value="448" calcext:value-type="float">
            <text:p>44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251" calcext:value-type="float">
            <text:p>1525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4564" calcext:value-type="float">
            <text:p>1456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2211" calcext:value-type="float">
            <text:p>82211</text:p>
          </table:table-cell>
          <table:table-cell table:style-name="ce24" office:value-type="float" office:value="5118" calcext:value-type="float">
            <text:p>5118</text:p>
          </table:table-cell>
          <table:table-cell table:style-name="ce24" office:value-type="float" office:value="57023" calcext:value-type="float">
            <text:p>57023</text:p>
          </table:table-cell>
          <table:table-cell table:style-name="ce23" office:value-type="float" office:value="20070" calcext:value-type="float">
            <text:p>2007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3491" calcext:value-type="float">
            <text:p>1349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754" calcext:value-type="float">
            <text:p>3754</text:p>
          </table:table-cell>
          <table:table-cell table:style-name="ce23" office:value-type="float" office:value="9565" calcext:value-type="float">
            <text:p>956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8972" calcext:value-type="float">
            <text:p>178972</text:p>
          </table:table-cell>
          <table:table-cell table:style-name="ce24" office:value-type="float" office:value="23660" calcext:value-type="float">
            <text:p>23660</text:p>
          </table:table-cell>
          <table:table-cell table:style-name="ce24" office:value-type="float" office:value="47055" calcext:value-type="float">
            <text:p>47055</text:p>
          </table:table-cell>
          <table:table-cell table:style-name="ce23" office:value-type="float" office:value="108257" calcext:value-type="float">
            <text:p>10825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3" calcext:value-type="float">
            <text:p>1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797" calcext:value-type="float">
            <text:p>10797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159" calcext:value-type="float">
            <text:p>1159</text:p>
          </table:table-cell>
          <table:table-cell table:style-name="ce23" office:value-type="float" office:value="9402" calcext:value-type="float">
            <text:p>940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17" calcext:value-type="float">
            <text:p>4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6" calcext:value-type="float">
            <text:p>276</text:p>
          </table:table-cell>
          <table:table-cell table:style-name="ce23" office:value-type="float" office:value="134" calcext:value-type="float">
            <text:p>13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676" calcext:value-type="float">
            <text:p>167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0" calcext:value-type="float">
            <text:p>400</text:p>
          </table:table-cell>
          <table:table-cell table:style-name="ce23" office:value-type="float" office:value="1259" calcext:value-type="float">
            <text:p>125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70" calcext:value-type="float">
            <text:p>27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7" calcext:value-type="float">
            <text:p>67</text:p>
          </table:table-cell>
          <table:table-cell table:style-name="ce23" office:value-type="float" office:value="189" calcext:value-type="float">
            <text:p>18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405" calcext:value-type="float">
            <text:p>40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915" calcext:value-type="float">
            <text:p>19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5" calcext:value-type="float">
            <text:p>305</text:p>
          </table:table-cell>
          <table:table-cell table:style-name="ce23" office:value-type="float" office:value="1603" calcext:value-type="float">
            <text:p>160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54" calcext:value-type="float">
            <text:p>55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3" calcext:value-type="float">
            <text:p>133</text:p>
          </table:table-cell>
          <table:table-cell table:style-name="ce23" office:value-type="float" office:value="416" calcext:value-type="float">
            <text:p>41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27" calcext:value-type="float">
            <text:p>72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634" calcext:value-type="float">
            <text:p>63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73" calcext:value-type="float">
            <text:p>67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2" calcext:value-type="float">
            <text:p>102</text:p>
          </table:table-cell>
          <table:table-cell table:style-name="ce23" office:value-type="float" office:value="550" calcext:value-type="float">
            <text:p>55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1" calcext:value-type="float">
            <text:p>9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98" calcext:value-type="float">
            <text:p>129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42" calcext:value-type="float">
            <text:p>242</text:p>
          </table:table-cell>
          <table:table-cell table:style-name="ce23" office:value-type="float" office:value="1021" calcext:value-type="float">
            <text:p>102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550" calcext:value-type="float">
            <text:p>355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627" calcext:value-type="float">
            <text:p>627</text:p>
          </table:table-cell>
          <table:table-cell table:style-name="ce23" office:value-type="float" office:value="2850" calcext:value-type="float">
            <text:p>285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389" calcext:value-type="float">
            <text:p>538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197" calcext:value-type="float">
            <text:p>3197</text:p>
          </table:table-cell>
          <table:table-cell table:style-name="ce23" office:value-type="float" office:value="2103" calcext:value-type="float">
            <text:p>210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2" calcext:value-type="float">
            <text:p>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24" calcext:value-type="float">
            <text:p>2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168" calcext:value-type="float">
            <text:p>16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27" calcext:value-type="float">
            <text:p>4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8" calcext:value-type="float">
            <text:p>118</text:p>
          </table:table-cell>
          <table:table-cell table:style-name="ce23" office:value-type="float" office:value="306" calcext:value-type="float">
            <text:p>30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28" calcext:value-type="float">
            <text:p>3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8" calcext:value-type="float">
            <text:p>208</text:p>
          </table:table-cell>
          <table:table-cell table:style-name="ce23" office:value-type="float" office:value="111" calcext:value-type="float">
            <text:p>11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497" calcext:value-type="float">
            <text:p>7497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2627" calcext:value-type="float">
            <text:p>2627</text:p>
          </table:table-cell>
          <table:table-cell table:style-name="ce23" office:value-type="float" office:value="4220" calcext:value-type="float">
            <text:p>422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472" calcext:value-type="float">
            <text:p>247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57" calcext:value-type="float">
            <text:p>457</text:p>
          </table:table-cell>
          <table:table-cell table:style-name="ce23" office:value-type="float" office:value="1948" calcext:value-type="float">
            <text:p>194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08" calcext:value-type="float">
            <text:p>3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48" calcext:value-type="float">
            <text:p>24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855" calcext:value-type="float">
            <text:p>2855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27" calcext:value-type="float">
            <text:p>327</text:p>
          </table:table-cell>
          <table:table-cell table:style-name="ce23" office:value-type="float" office:value="2387" calcext:value-type="float">
            <text:p>238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11" calcext:value-type="float">
            <text:p>1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2838" calcext:value-type="float">
            <text:p>32838</text:p>
          </table:table-cell>
          <table:table-cell table:style-name="ce24" office:value-type="float" office:value="3697" calcext:value-type="float">
            <text:p>3697</text:p>
          </table:table-cell>
          <table:table-cell table:style-name="ce24" office:value-type="float" office:value="322" calcext:value-type="float">
            <text:p>322</text:p>
          </table:table-cell>
          <table:table-cell table:style-name="ce23" office:value-type="float" office:value="28819" calcext:value-type="float">
            <text:p>2881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31" calcext:value-type="float">
            <text:p>143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12" calcext:value-type="float">
            <text:p>912</text:p>
          </table:table-cell>
          <table:table-cell table:style-name="ce23" office:value-type="float" office:value="507" calcext:value-type="float">
            <text:p>50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48" calcext:value-type="float">
            <text:p>6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511" calcext:value-type="float">
            <text:p>51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27" calcext:value-type="float">
            <text:p>6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0" calcext:value-type="float">
            <text:p>170</text:p>
          </table:table-cell>
          <table:table-cell table:style-name="ce23" office:value-type="float" office:value="436" calcext:value-type="float">
            <text:p>43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07" calcext:value-type="float">
            <text:p>120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9" calcext:value-type="float">
            <text:p>179</text:p>
          </table:table-cell>
          <table:table-cell table:style-name="ce23" office:value-type="float" office:value="977" calcext:value-type="float">
            <text:p>97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078" calcext:value-type="float">
            <text:p>707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881" calcext:value-type="float">
            <text:p>688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66" calcext:value-type="float">
            <text:p>126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3" calcext:value-type="float">
            <text:p>233</text:p>
          </table:table-cell>
          <table:table-cell table:style-name="ce23" office:value-type="float" office:value="1026" calcext:value-type="float">
            <text:p>102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348" calcext:value-type="float">
            <text:p>834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868" calcext:value-type="float">
            <text:p>1868</text:p>
          </table:table-cell>
          <table:table-cell table:style-name="ce23" office:value-type="float" office:value="6312" calcext:value-type="float">
            <text:p>631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273" calcext:value-type="float">
            <text:p>427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40" calcext:value-type="float">
            <text:p>140</text:p>
          </table:table-cell>
          <table:table-cell table:style-name="ce23" office:value-type="float" office:value="4013" calcext:value-type="float">
            <text:p>401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06" calcext:value-type="float">
            <text:p>2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157" calcext:value-type="float">
            <text:p>15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628" calcext:value-type="float">
            <text:p>15628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6811" calcext:value-type="float">
            <text:p>6811</text:p>
          </table:table-cell>
          <table:table-cell table:style-name="ce23" office:value-type="float" office:value="8417" calcext:value-type="float">
            <text:p>841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259" calcext:value-type="float">
            <text:p>6259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572" calcext:value-type="float">
            <text:p>572</text:p>
          </table:table-cell>
          <table:table-cell table:style-name="ce23" office:value-type="float" office:value="5278" calcext:value-type="float">
            <text:p>527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287" calcext:value-type="float">
            <text:p>928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040" calcext:value-type="float">
            <text:p>1040</text:p>
          </table:table-cell>
          <table:table-cell table:style-name="ce23" office:value-type="float" office:value="7887" calcext:value-type="float">
            <text:p>788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0206" calcext:value-type="float">
            <text:p>20206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610" calcext:value-type="float">
            <text:p>610</text:p>
          </table:table-cell>
          <table:table-cell table:style-name="ce23" office:value-type="float" office:value="18882" calcext:value-type="float">
            <text:p>1888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448" calcext:value-type="float">
            <text:p>544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18" calcext:value-type="float">
            <text:p>518</text:p>
          </table:table-cell>
          <table:table-cell table:style-name="ce23" office:value-type="float" office:value="4922" calcext:value-type="float">
            <text:p>492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130" calcext:value-type="float">
            <text:p>13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661" calcext:value-type="float">
            <text:p>1066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8042" calcext:value-type="float">
            <text:p>8042</text:p>
          </table:table-cell>
          <table:table-cell table:style-name="ce23" office:value-type="float" office:value="2385" calcext:value-type="float">
            <text:p>238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746" calcext:value-type="float">
            <text:p>8746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1892" calcext:value-type="float">
            <text:p>1892</text:p>
          </table:table-cell>
          <table:table-cell table:style-name="ce23" office:value-type="float" office:value="6403" calcext:value-type="float">
            <text:p>640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2853" calcext:value-type="float">
            <text:p>4285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3291" calcext:value-type="float">
            <text:p>3291</text:p>
          </table:table-cell>
          <table:table-cell table:style-name="ce23" office:value-type="float" office:value="39201" calcext:value-type="float">
            <text:p>3920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7" calcext:value-type="float">
            <text:p>1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61" calcext:value-type="float">
            <text:p>46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0" calcext:value-type="float">
            <text:p>60</text:p>
          </table:table-cell>
          <table:table-cell table:style-name="ce23" office:value-type="float" office:value="362" calcext:value-type="float">
            <text:p>36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9362" calcext:value-type="float">
            <text:p>936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98" calcext:value-type="float">
            <text:p>1398</text:p>
          </table:table-cell>
          <table:table-cell table:style-name="ce23" office:value-type="float" office:value="7867" calcext:value-type="float">
            <text:p>786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67" calcext:value-type="float">
            <text:p>36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0" calcext:value-type="float">
            <text:p>220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318" calcext:value-type="float">
            <text:p>631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53" calcext:value-type="float">
            <text:p>753</text:p>
          </table:table-cell>
          <table:table-cell table:style-name="ce23" office:value-type="float" office:value="5443" calcext:value-type="float">
            <text:p>544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588" calcext:value-type="float">
            <text:p>658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68" calcext:value-type="float">
            <text:p>768</text:p>
          </table:table-cell>
          <table:table-cell table:style-name="ce23" office:value-type="float" office:value="5809" calcext:value-type="float">
            <text:p>580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161" calcext:value-type="float">
            <text:p>116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9" calcext:value-type="float">
            <text:p>229</text:p>
          </table:table-cell>
          <table:table-cell table:style-name="ce23" office:value-type="float" office:value="920" calcext:value-type="float">
            <text:p>92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330" calcext:value-type="float">
            <text:p>133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92" calcext:value-type="float">
            <text:p>192</text:p>
          </table:table-cell>
          <table:table-cell table:style-name="ce23" office:value-type="float" office:value="1064" calcext:value-type="float">
            <text:p>106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64" calcext:value-type="float">
            <text:p>1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54" calcext:value-type="float">
            <text:p>15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158" calcext:value-type="float">
            <text:p>315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03" calcext:value-type="float">
            <text:p>903</text:p>
          </table:table-cell>
          <table:table-cell table:style-name="ce23" office:value-type="float" office:value="2201" calcext:value-type="float">
            <text:p>220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98674" calcext:value-type="float">
            <text:p>198674</text:p>
          </table:table-cell>
          <table:table-cell table:style-name="ce24" office:value-type="float" office:value="20453" calcext:value-type="float">
            <text:p>20453</text:p>
          </table:table-cell>
          <table:table-cell table:style-name="ce24" office:value-type="float" office:value="77357" calcext:value-type="float">
            <text:p>77357</text:p>
          </table:table-cell>
          <table:table-cell table:style-name="ce23" office:value-type="float" office:value="100864" calcext:value-type="float">
            <text:p>10086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71" calcext:value-type="float">
            <text:p>27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6" calcext:value-type="float">
            <text:p>96</text:p>
          </table:table-cell>
          <table:table-cell table:style-name="ce23" office:value-type="float" office:value="168" calcext:value-type="float">
            <text:p>16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6" calcext:value-type="float">
            <text:p>6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4385" calcext:value-type="float">
            <text:p>14385</text:p>
          </table:table-cell>
          <table:table-cell table:style-name="ce24" office:value-type="float" office:value="1540" calcext:value-type="float">
            <text:p>1540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2295" calcext:value-type="float">
            <text:p>1229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7740" calcext:value-type="float">
            <text:p>27740</text:p>
          </table:table-cell>
          <table:table-cell table:style-name="ce24" office:value-type="float" office:value="1393" calcext:value-type="float">
            <text:p>1393</text:p>
          </table:table-cell>
          <table:table-cell table:style-name="ce24" office:value-type="float" office:value="17800" calcext:value-type="float">
            <text:p>17800</text:p>
          </table:table-cell>
          <table:table-cell table:style-name="ce23" office:value-type="float" office:value="8547" calcext:value-type="float">
            <text:p>854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20" calcext:value-type="float">
            <text:p>4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9" calcext:value-type="float">
            <text:p>189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70" calcext:value-type="float">
            <text:p>17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52" calcext:value-type="float">
            <text:p>152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765" calcext:value-type="float">
            <text:p>276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28" calcext:value-type="float">
            <text:p>1928</text:p>
          </table:table-cell>
          <table:table-cell table:style-name="ce23" office:value-type="float" office:value="790" calcext:value-type="float">
            <text:p>79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85" calcext:value-type="float">
            <text:p>8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79" calcext:value-type="float">
            <text:p>87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798" calcext:value-type="float">
            <text:p>79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86306" calcext:value-type="float">
            <text:p>8630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11976" calcext:value-type="float">
            <text:p>11976</text:p>
          </table:table-cell>
          <table:table-cell table:style-name="ce23" office:value-type="float" office:value="72313" calcext:value-type="float">
            <text:p>7231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449" calcext:value-type="float">
            <text:p>544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347" calcext:value-type="float">
            <text:p>347</text:p>
          </table:table-cell>
          <table:table-cell table:style-name="ce23" office:value-type="float" office:value="4961" calcext:value-type="float">
            <text:p>496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781" calcext:value-type="float">
            <text:p>678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86" calcext:value-type="float">
            <text:p>1286</text:p>
          </table:table-cell>
          <table:table-cell table:style-name="ce23" office:value-type="float" office:value="5454" calcext:value-type="float">
            <text:p>5454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1172" calcext:value-type="float">
            <text:p>121172</text:p>
          </table:table-cell>
          <table:table-cell table:style-name="ce24" office:value-type="float" office:value="16095" calcext:value-type="float">
            <text:p>16095</text:p>
          </table:table-cell>
          <table:table-cell table:style-name="ce24" office:value-type="float" office:value="436" calcext:value-type="float">
            <text:p>436</text:p>
          </table:table-cell>
          <table:table-cell table:style-name="ce23" office:value-type="float" office:value="104641" calcext:value-type="float">
            <text:p>104641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759086" calcext:value-type="float">
            <text:p>759086</text:p>
          </table:table-cell>
          <table:table-cell table:style-name="ce24" office:value-type="float" office:value="40661" calcext:value-type="float">
            <text:p>40661</text:p>
          </table:table-cell>
          <table:table-cell table:style-name="ce24" office:value-type="float" office:value="70337" calcext:value-type="float">
            <text:p>70337</text:p>
          </table:table-cell>
          <table:table-cell table:style-name="ce23" office:value-type="float" office:value="648088" calcext:value-type="float">
            <text:p>648088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517" calcext:value-type="float">
            <text:p>5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8" calcext:value-type="float">
            <text:p>298</text:p>
          </table:table-cell>
          <table:table-cell table:style-name="ce23" office:value-type="float" office:value="209" calcext:value-type="float">
            <text:p>209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565" calcext:value-type="float">
            <text:p>156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5" calcext:value-type="float">
            <text:p>225</text:p>
          </table:table-cell>
          <table:table-cell table:style-name="ce23" office:value-type="float" office:value="1335" calcext:value-type="float">
            <text:p>133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2" calcext:value-type="float">
            <text:p>202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437" calcext:value-type="float">
            <text:p>4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63" calcext:value-type="float">
            <text:p>36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1" calcext:value-type="float">
            <text:p>6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6318" calcext:value-type="float">
            <text:p>6318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53" calcext:value-type="float">
            <text:p>753</text:p>
          </table:table-cell>
          <table:table-cell table:style-name="ce23" office:value-type="float" office:value="5443" calcext:value-type="float">
            <text:p>5443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161" calcext:value-type="float">
            <text:p>116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9" calcext:value-type="float">
            <text:p>229</text:p>
          </table:table-cell>
          <table:table-cell table:style-name="ce23" office:value-type="float" office:value="920" calcext:value-type="float">
            <text:p>920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9 23:41:01</text:p>
          </table:table-cell>
          <table:table-cell table:style-name="ce23" office:value-type="float" office:value="1207" calcext:value-type="float">
            <text:p>120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9" calcext:value-type="float">
            <text:p>179</text:p>
          </table:table-cell>
          <table:table-cell table:style-name="ce23" office:value-type="float" office:value="977" calcext:value-type="float">
            <text:p>977</text:p>
          </table:table-cell>
          <table:table-cell table:number-columns-repeated="6"/>
          <table:table-cell table:style-name="ce21"/>
          <table:table-cell table:number-columns-repeated="1009"/>
        </table:table-row>
        <table:table-row table:style-name="ro1" table:number-rows-repeated="9">
          <table:table-cell table:number-columns-repeated="3"/>
          <table:table-cell table:style-name="ce21"/>
          <table:table-cell table:number-columns-repeated="10"/>
          <table:table-cell table:style-name="ce21"/>
          <table:table-cell table:number-columns-repeated="1009"/>
        </table:table-row>
        <table:table-row table:style-name="ro1" table:number-rows-repeated="28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inent" table:style-name="ta1">
        <table:table-column table:style-name="co2" table:default-cell-style-name="ce26"/>
        <table:table-column table:style-name="co3" table:default-cell-style-name="ce26"/>
        <table:table-column table:style-name="co4" table:number-columns-repeated="3" table:default-cell-style-name="ce26"/>
        <table:table-column table:style-name="co4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132540" calcext:value-type="float">
            <text:p>1132540</text:p>
          </table:table-cell>
          <table:table-cell table:formula="of:=SUMIF([$all_data.$C$2:$all_data.$C$182];[.$A2];[$all_data.F$2:$all_data.F$182])" office:value-type="float" office:value="103440" calcext:value-type="float">
            <text:p>103440</text:p>
          </table:table-cell>
          <table:table-cell table:formula="of:=SUMIF([$all_data.$C$2:$all_data.$C$182];[.$A2];[$all_data.G$2:$all_data.G$182])" office:value-type="float" office:value="318291" calcext:value-type="float">
            <text:p>318291</text:p>
          </table:table-cell>
          <table:table-cell table:formula="of:=SUMIF([$all_data.$C$2:$all_data.$C$182];[.$A2];[$all_data.H$2:$all_data.H$182])" office:value-type="float" office:value="710809" calcext:value-type="float">
            <text:p>710809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02216" calcext:value-type="float">
            <text:p>802216</text:p>
          </table:table-cell>
          <table:table-cell table:formula="of:=SUMIF([$all_data.$C$2:$all_data.$C$182];[.$A3];[$all_data.F$2:$all_data.F$182])" office:value-type="float" office:value="42875" calcext:value-type="float">
            <text:p>42875</text:p>
          </table:table-cell>
          <table:table-cell table:formula="of:=SUMIF([$all_data.$C$2:$all_data.$C$182];[.$A3];[$all_data.G$2:$all_data.G$182])" office:value-type="float" office:value="84811" calcext:value-type="float">
            <text:p>84811</text:p>
          </table:table-cell>
          <table:table-cell table:formula="of:=SUMIF([$all_data.$C$2:$all_data.$C$182];[.$A3];[$all_data.H$2:$all_data.H$182])" office:value-type="float" office:value="674530" calcext:value-type="float">
            <text:p>67453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17837" calcext:value-type="float">
            <text:p>217837</text:p>
          </table:table-cell>
          <table:table-cell table:formula="of:=SUMIF([$all_data.$C$2:$all_data.$C$182];[.$A4];[$all_data.F$2:$all_data.F$182])" office:value-type="float" office:value="7619" calcext:value-type="float">
            <text:p>7619</text:p>
          </table:table-cell>
          <table:table-cell table:formula="of:=SUMIF([$all_data.$C$2:$all_data.$C$182];[.$A4];[$all_data.G$2:$all_data.G$182])" office:value-type="float" office:value="106336" calcext:value-type="float">
            <text:p>106336</text:p>
          </table:table-cell>
          <table:table-cell table:formula="of:=SUMIF([$all_data.$C$2:$all_data.$C$182];[.$A4];[$all_data.H$2:$all_data.H$182])" office:value-type="float" office:value="103882" calcext:value-type="float">
            <text:p>10388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23143" calcext:value-type="float">
            <text:p>123143</text:p>
          </table:table-cell>
          <table:table-cell table:formula="of:=SUMIF([$all_data.$C$2:$all_data.$C$182];[.$A5];[$all_data.F$2:$all_data.F$182])" office:value-type="float" office:value="5563" calcext:value-type="float">
            <text:p>5563</text:p>
          </table:table-cell>
          <table:table-cell table:formula="of:=SUMIF([$all_data.$C$2:$all_data.$C$182];[.$A5];[$all_data.G$2:$all_data.G$182])" office:value-type="float" office:value="65909" calcext:value-type="float">
            <text:p>65909</text:p>
          </table:table-cell>
          <table:table-cell table:formula="of:=SUMIF([$all_data.$C$2:$all_data.$C$182];[.$A5];[$all_data.H$2:$all_data.H$182])" office:value-type="float" office:value="51671" calcext:value-type="float">
            <text:p>51671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82703" calcext:value-type="float">
            <text:p>82703</text:p>
          </table:table-cell>
          <table:table-cell table:formula="of:=SUMIF([$all_data.$C$2:$all_data.$C$182];[.$A6];[$all_data.F$2:$all_data.F$182])" office:value-type="float" office:value="3852" calcext:value-type="float">
            <text:p>3852</text:p>
          </table:table-cell>
          <table:table-cell table:formula="of:=SUMIF([$all_data.$C$2:$all_data.$C$182];[.$A6];[$all_data.G$2:$all_data.G$182])" office:value-type="float" office:value="36374" calcext:value-type="float">
            <text:p>36374</text:p>
          </table:table-cell>
          <table:table-cell table:formula="of:=SUMIF([$all_data.$C$2:$all_data.$C$182];[.$A6];[$all_data.H$2:$all_data.H$182])" office:value-type="float" office:value="42477" calcext:value-type="float">
            <text:p>4247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22184" calcext:value-type="float">
            <text:p>22184</text:p>
          </table:table-cell>
          <table:table-cell table:formula="of:=SUMIF([$all_data.$C$2:$all_data.$C$182];[.$A7];[$all_data.F$2:$all_data.F$182])" office:value-type="float" office:value="1115" calcext:value-type="float">
            <text:p>1115</text:p>
          </table:table-cell>
          <table:table-cell table:formula="of:=SUMIF([$all_data.$C$2:$all_data.$C$182];[.$A7];[$all_data.G$2:$all_data.G$182])" office:value-type="float" office:value="5446" calcext:value-type="float">
            <text:p>5446</text:p>
          </table:table-cell>
          <table:table-cell table:formula="of:=SUMIF([$all_data.$C$2:$all_data.$C$182];[.$A7];[$all_data.H$2:$all_data.H$182])" office:value-type="float" office:value="15623" calcext:value-type="float">
            <text:p>15623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985" calcext:value-type="float">
            <text:p>7985</text:p>
          </table:table-cell>
          <table:table-cell table:formula="of:=SUMIF([$all_data.$C$2:$all_data.$C$182];[.$A8];[$all_data.F$2:$all_data.F$182])" office:value-type="float" office:value="79" calcext:value-type="float">
            <text:p>79</text:p>
          </table:table-cell>
          <table:table-cell table:formula="of:=SUMIF([$all_data.$C$2:$all_data.$C$182];[.$A8];[$all_data.G$2:$all_data.G$182])" office:value-type="float" office:value="5036" calcext:value-type="float">
            <text:p>5036</text:p>
          </table:table-cell>
          <table:table-cell table:formula="of:=SUMIF([$all_data.$C$2:$all_data.$C$182];[.$A8];[$all_data.H$2:$all_data.H$182])"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11521" calcext:value-type="float">
            <text:p>11521</text:p>
          </table:table-cell>
          <table:table-cell table:formula="of:=SUMIF([$all_data.$C$2:$all_data.$C$182];[.$A9];[$all_data.F$2:$all_data.F$182])" office:value-type="float" office:value="477" calcext:value-type="float">
            <text:p>477</text:p>
          </table:table-cell>
          <table:table-cell table:formula="of:=SUMIF([$all_data.$C$2:$all_data.$C$182];[.$A9];[$all_data.G$2:$all_data.G$182])" office:value-type="float" office:value="950" calcext:value-type="float">
            <text:p>950</text:p>
          </table:table-cell>
          <table:table-cell table:formula="of:=SUMIF([$all_data.$C$2:$all_data.$C$182];[.$A9];[$all_data.H$2:$all_data.H$182])" office:value-type="float" office:value="10094" calcext:value-type="float">
            <text:p>10094</text:p>
          </table:table-cell>
          <table:table-cell/>
        </table:table-row>
      </table:table>
      <table:table table:name="major_continent" table:style-name="ta1">
        <table:table-column table:style-name="co5" table:default-cell-style-name="ce26"/>
        <table:table-column table:style-name="co4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132540" calcext:value-type="float">
            <text:p>1132540</text:p>
          </table:table-cell>
          <table:table-cell table:formula="of:=SUMIF([$all_data.$C$2:$all_data.$C$182];[.$A2];[$all_data.F$2:$all_data.F$182])" office:value-type="float" office:value="103440" calcext:value-type="float">
            <text:p>103440</text:p>
          </table:table-cell>
          <table:table-cell table:formula="of:=SUMIF([$all_data.$C$2:$all_data.$C$182];[.$A2];[$all_data.G$2:$all_data.G$182])" office:value-type="float" office:value="318291" calcext:value-type="float">
            <text:p>318291</text:p>
          </table:table-cell>
          <table:table-cell table:formula="of:=SUMIF([$all_data.$C$2:$all_data.$C$182];[.$A2];[$all_data.H$2:$all_data.H$182])" office:value-type="float" office:value="710809" calcext:value-type="float">
            <text:p>71080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02216" calcext:value-type="float">
            <text:p>802216</text:p>
          </table:table-cell>
          <table:table-cell table:formula="of:=SUMIF([$all_data.$C$2:$all_data.$C$182];[.$A3];[$all_data.F$2:$all_data.F$182])" office:value-type="float" office:value="42875" calcext:value-type="float">
            <text:p>42875</text:p>
          </table:table-cell>
          <table:table-cell table:formula="of:=SUMIF([$all_data.$C$2:$all_data.$C$182];[.$A3];[$all_data.G$2:$all_data.G$182])" office:value-type="float" office:value="84811" calcext:value-type="float">
            <text:p>84811</text:p>
          </table:table-cell>
          <table:table-cell table:formula="of:=SUMIF([$all_data.$C$2:$all_data.$C$182];[.$A3];[$all_data.H$2:$all_data.H$182])" office:value-type="float" office:value="674530" calcext:value-type="float">
            <text:p>67453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17837" calcext:value-type="float">
            <text:p>217837</text:p>
          </table:table-cell>
          <table:table-cell table:formula="of:=SUMIF([$all_data.$C$2:$all_data.$C$182];[.$A4];[$all_data.F$2:$all_data.F$182])" office:value-type="float" office:value="7619" calcext:value-type="float">
            <text:p>7619</text:p>
          </table:table-cell>
          <table:table-cell table:formula="of:=SUMIF([$all_data.$C$2:$all_data.$C$182];[.$A4];[$all_data.G$2:$all_data.G$182])" office:value-type="float" office:value="106336" calcext:value-type="float">
            <text:p>106336</text:p>
          </table:table-cell>
          <table:table-cell table:formula="of:=SUMIF([$all_data.$C$2:$all_data.$C$182];[.$A4];[$all_data.H$2:$all_data.H$182])" office:value-type="float" office:value="103882" calcext:value-type="float">
            <text:p>10388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23143" calcext:value-type="float">
            <text:p>123143</text:p>
          </table:table-cell>
          <table:table-cell table:formula="of:=SUMIF([$all_data.$C$2:$all_data.$C$182];[.$A5];[$all_data.F$2:$all_data.F$182])" office:value-type="float" office:value="5563" calcext:value-type="float">
            <text:p>5563</text:p>
          </table:table-cell>
          <table:table-cell table:formula="of:=SUMIF([$all_data.$C$2:$all_data.$C$182];[.$A5];[$all_data.G$2:$all_data.G$182])" office:value-type="float" office:value="65909" calcext:value-type="float">
            <text:p>65909</text:p>
          </table:table-cell>
          <table:table-cell table:formula="of:=SUMIF([$all_data.$C$2:$all_data.$C$182];[.$A5];[$all_data.H$2:$all_data.H$182])" office:value-type="float" office:value="51671" calcext:value-type="float">
            <text:p>51671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82703" calcext:value-type="float">
            <text:p>82703</text:p>
          </table:table-cell>
          <table:table-cell table:formula="of:=SUMIF([$all_data.$C$2:$all_data.$C$182];[.$A6];[$all_data.F$2:$all_data.F$182])" office:value-type="float" office:value="3852" calcext:value-type="float">
            <text:p>3852</text:p>
          </table:table-cell>
          <table:table-cell table:formula="of:=SUMIF([$all_data.$C$2:$all_data.$C$182];[.$A6];[$all_data.G$2:$all_data.G$182])" office:value-type="float" office:value="36374" calcext:value-type="float">
            <text:p>36374</text:p>
          </table:table-cell>
          <table:table-cell table:formula="of:=SUMIF([$all_data.$C$2:$all_data.$C$182];[.$A6];[$all_data.H$2:$all_data.H$182])" office:value-type="float" office:value="42477" calcext:value-type="float">
            <text:p>42477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41690" calcext:value-type="float">
            <text:p>41690</text:p>
          </table:table-cell>
          <table:table-cell table:formula="of:=SUM([$continent.C$7:$continent.C$9])" office:value-type="float" office:value="1671" calcext:value-type="float">
            <text:p>1671</text:p>
          </table:table-cell>
          <table:table-cell table:formula="of:=SUM([$continent.D$7:$continent.D$9])" office:value-type="float" office:value="11432" calcext:value-type="float">
            <text:p>11432</text:p>
          </table:table-cell>
          <table:table-cell table:formula="of:=SUM([$continent.E$7:$continent.E$9])" office:value-type="float" office:value="28587" calcext:value-type="float">
            <text:p>2858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6" table:default-cell-style-name="ce1"/>
        <table:table-column table:style-name="co4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400129" calcext:value-type="float">
            <text:p>2400129</text:p>
          </table:table-cell>
          <table:table-cell table:style-name="Default" table:formula="of:=SUM([$continent.C2:$continent.C9])" office:value-type="float" office:value="165020" calcext:value-type="float">
            <text:p>165020</text:p>
          </table:table-cell>
          <table:table-cell table:style-name="Default" table:formula="of:=SUM([$continent.D2:$continent.D9])" office:value-type="float" office:value="623153" calcext:value-type="float">
            <text:p>623153</text:p>
          </table:table-cell>
          <table:table-cell table:style-name="Default" table:formula="of:=[.B2]-[.C2]-[.D2]" office:value-type="float" office:value="1611956" calcext:value-type="float">
            <text:p>1611956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00-00-00</text:date>, <text:time style:data-style-name="N2" text:time-value="04:00:43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0T04:04:49.531000000</dc:date>
    <meta:editing-duration>PT8H8M44S</meta:editing-duration>
    <meta:editing-cycles>72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